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lack-Lato" svg:font-family="Slack-Lato, appleLog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90cd" officeooo:paragraph-rsid="002090cd"/>
    </style:style>
    <style:style style:name="P2" style:family="paragraph" style:parent-style-name="Standard">
      <style:text-properties officeooo:rsid="002090cd" officeooo:paragraph-rsid="002512f1"/>
    </style:style>
    <style:style style:name="P3" style:family="paragraph" style:parent-style-name="Standard">
      <style:text-properties officeooo:rsid="0023482f" officeooo:paragraph-rsid="0023482f"/>
    </style:style>
    <style:style style:name="P4" style:family="paragraph" style:parent-style-name="Standard">
      <style:text-properties officeooo:rsid="0025bfc5" officeooo:paragraph-rsid="0025bfc5"/>
    </style:style>
    <style:style style:name="P5" style:family="paragraph" style:parent-style-name="Standard">
      <style:text-properties officeooo:paragraph-rsid="002512f1"/>
    </style:style>
    <style:style style:name="P6" style:family="paragraph" style:parent-style-name="Standard">
      <style:text-properties officeooo:rsid="00276fab" officeooo:paragraph-rsid="00276fab"/>
    </style:style>
    <style:style style:name="P7" style:family="paragraph" style:parent-style-name="Standard">
      <style:text-properties officeooo:paragraph-rsid="002960dc"/>
    </style:style>
    <style:style style:name="P8" style:family="paragraph" style:parent-style-name="Standard">
      <style:text-properties officeooo:rsid="002960dc" officeooo:paragraph-rsid="002960dc"/>
    </style:style>
    <style:style style:name="P9" style:family="paragraph" style:parent-style-name="Standard">
      <style:text-properties officeooo:paragraph-rsid="002512f1"/>
    </style:style>
    <style:style style:name="P10" style:family="paragraph" style:parent-style-name="Standard">
      <style:text-properties officeooo:rsid="002090cd" officeooo:paragraph-rsid="002512f1"/>
    </style:style>
    <style:style style:name="P11" style:family="paragraph" style:parent-style-name="Standard">
      <style:text-properties officeooo:rsid="002090cd" officeooo:paragraph-rsid="002090cd"/>
    </style:style>
    <style:style style:name="P12" style:family="paragraph" style:parent-style-name="Standard">
      <style:text-properties officeooo:rsid="002090cd" officeooo:paragraph-rsid="00321099"/>
    </style:style>
    <style:style style:name="P13" style:family="paragraph" style:parent-style-name="Standard">
      <style:text-properties officeooo:paragraph-rsid="002e7940"/>
    </style:style>
    <style:style style:name="P14" style:family="paragraph" style:parent-style-name="Standard">
      <style:text-properties officeooo:paragraph-rsid="002960dc"/>
    </style:style>
    <style:style style:name="P15" style:family="paragraph" style:parent-style-name="Standard">
      <style:text-properties officeooo:rsid="002960dc" officeooo:paragraph-rsid="002960dc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2512f1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2960dc"/>
    </style:style>
    <style:style style:name="T4" style:family="text">
      <style:text-properties officeooo:rsid="0023482f"/>
    </style:style>
    <style:style style:name="T5" style:family="text">
      <style:text-properties officeooo:rsid="002090cd"/>
    </style:style>
    <style:style style:name="T6" style:family="text">
      <style:text-properties officeooo:rsid="002960dc"/>
    </style:style>
    <style:style style:name="T7" style:family="text">
      <style:text-properties officeooo:rsid="002e7940"/>
    </style:style>
    <style:style style:name="T8" style:family="text">
      <style:text-properties officeooo:rsid="003210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: expression</text:span><text:line-break/><text:span text:style-name="T1">str: string</text:span><text:line-break/><text:span text:style-name="T1">car: char array</text:span><text:line-break/><text:span text:style-name="T1">v,</text:span><text:span text:style-name="T3">w </text:span><text:span text:style-name="T1">: vector</text:span><text:span text:style-name="T3">s</text:span><text:line-break/><text:span text:style-name="T1">mat: matrix</text:span><text:line-break/><text:span text:style-name="T1">x, y: variables</text:span><text:line-break/><text:span text:style-name="T1">H: heap for storage</text:span></text:p>
      <text:p text:style-name="P2"/>
      <text:p text:style-name="P2"><draw:frame draw:style-name="fr1" draw:name="Object7" text:anchor-type="as-char" svg:y="-0.172in" svg:width="0.5256in" svg:height="0.2075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: <text:span text:style-name="T6">vector</text:span><text:span text:style-name="T8">s</text:span><text:span text:style-name="T6"> of expressions</text:span></text:p>
      <text:p text:style-name="P12"/>
      <text:p text:style-name="P12"><draw:frame draw:style-name="fr1" draw:name="Object5" text:anchor-type="as-char" svg:y="-0.172in" svg:width="0.5063in" svg:height="0.2193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: <text:span text:style-name="T7">vector of</text:span><draw:frame draw:style-name="fr1" draw:name="Object10" text:anchor-type="as-char" svg:y="-0.1484in" svg:width="0.1661in" svg:height="0.1839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">expression </text:span><draw:frame draw:style-name="fr1" draw:name="Object11" text:anchor-type="as-char" svg:y="-0.1484in" svg:width="0.9689in" svg:height="0.2091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/>
      <text:p text:style-name="P7"><text:span text:style-name="T5"><draw:frame draw:style-name="fr1" draw:name="Object8" text:anchor-type="as-char" svg:y="-0.172in" svg:width="0.4665in" svg:height="0.2075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: </text:span><text:span text:style-name="T6">vector</text:span><text:span text:style-name="T8">s</text:span><text:span text:style-name="T6"> of constants</text:span></text:p>
      <text:p text:style-name="P13"/>
      <text:p text:style-name="P13"><text:span text:style-name="T5"><draw:frame draw:style-name="fr1" draw:name="Object12" text:anchor-type="as-char" svg:y="-0.152in" svg:width="0.6984in" svg:height="0.1992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: </text:span><text:span text:style-name="T7">matrix of size </text:span><text:span text:style-name="T5"><draw:frame draw:style-name="fr1" draw:name="Object13" text:anchor-type="as-char" svg:y="-0.1484in" svg:width="0.4283in" svg:height="0.1839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<draw:frame draw:style-name="fr1" draw:name="Object14" text:anchor-type="as-char" svg:y="-0.3575in" svg:width="0.9272in" svg:height="0.6799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5"/>
      <text:p text:style-name="P5"><text:span text:style-name="T4">Array access of an integer index</text:span></text:p>
      <text:p text:style-name="P1"><draw:frame draw:style-name="fr1" draw:name="Object2" text:anchor-type="as-char" svg:y="-0.2437in" svg:width="0.7075in" svg:height="0.421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3">Array access of an expression that evaluates to an integer</text:p>
      <text:p text:style-name="P1"><draw:frame draw:style-name="fr1" draw:name="Object3" text:anchor-type="as-char" svg:y="-0.2437in" svg:width="0.7811in" svg:height="0.421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8">Vector expression evaluation</text:p>
      <text:p text:style-name="P8"><draw:frame draw:style-name="fr1" draw:name="Object9" text:anchor-type="as-char" svg:y="-0.2925in" svg:width="1.2846in" svg:height="0.48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Array acess of a range</text:p>
      <text:p text:style-name="P1"><draw:frame draw:style-name="fr1" draw:name="Object1" text:anchor-type="as-char" svg:y="-0.2598in" svg:width="3.0035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scalar-vector multiplication</text:p>
      <text:p text:style-name="P1"><draw:frame draw:style-name="fr1" draw:name="Object4" text:anchor-type="as-char" svg:y="-0.2437in" svg:width="1.9453in" svg:height="0.418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6">vector-vector addition</text:p>
      <text:p text:style-name="P1"><draw:frame draw:style-name="fr1" draw:name="Object6" text:anchor-type="as-char" svg:y="-0.2681in" svg:width="2.4327in" svg:height="0.465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lack-Lato" svg:font-family="Slack-Lato, appleLog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17:05:36.310000000</meta:creation-date>
    <dc:date>2020-11-16T21:16:21.045000000</dc:date>
    <meta:editing-duration>PT13H19M52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14" meta:page-count="1" meta:paragraph-count="17" meta:word-count="62" meta:character-count="378" meta:non-whitespace-character-count="325"/>
  </office:meta>
</office:document-meta>
</file>

<file path=Object 1/content.xml><?xml version="1.0" encoding="utf-8"?>
<math xmlns="http://www.w3.org/1998/Math/MathML" display="block">
  <semantics>
    <mfrac>
      <mrow>
        <mi mathvariant="italic">RANGE</mi>
        <mo stretchy="false">→</mo>
        <mrow>
          <mo fence="true" stretchy="false">(</mo>
          <mrow>
            <mrow>
              <mi mathvariant="italic">BEGIN</mi>
              <mi>,</mi>
              <mi mathvariant="italic">END</mi>
            </mrow>
          </mrow>
          <mo fence="true" stretchy="false">)</mo>
        </mrow>
      </mrow>
      <mrow>
        <mi>V</mi>
        <mrow>
          <mo fence="true" stretchy="false">(</mo>
          <mrow>
            <mi mathvariant="italic">RANGE</mi>
          </mrow>
          <mo fence="true" stretchy="false">)</mo>
        </mrow>
        <mo stretchy="false">→</mo>
        <mrow>
          <mo fence="true" stretchy="false">[</mo>
          <mrow>
            <mrow>
              <msub>
                <mi>v</mi>
                <mi mathvariant="italic">begin</mi>
              </msub>
              <mi>,</mi>
              <msub>
                <mi>v</mi>
                <mrow>
                  <mi mathvariant="italic">begin</mi>
                  <mo stretchy="false">+</mo>
                  <mn>1</mn>
                </mrow>
              </msub>
              <mi>,</mi>
              <msub>
                <mi>v</mi>
                <mrow>
                  <mi mathvariant="italic">begin</mi>
                  <mo stretchy="false">+</mo>
                  <mn>2</mn>
                </mrow>
              </msub>
              <mi>,</mi>
              <mn>...</mn>
              <msub>
                <mi>V</mi>
                <mi mathvariant="italic">end</mi>
              </msub>
            </mrow>
          </mrow>
          <mo fence="true" stretchy="false">]</mo>
        </mrow>
      </mrow>
    </mfrac>
    <annotation encoding="StarMath 5.0">{RANGE -&gt; (BEGIN, END)} over {V(RANGE) -&gt; [v_begin, v_{begin+1},v_{begin+2}, ...  V_{end}]  } 
</annotation>
  </semantics>
</math>
</file>

<file path=Object 10/content.xml><?xml version="1.0" encoding="utf-8"?>
<math xmlns="http://www.w3.org/1998/Math/MathML" display="block">
  <semantics>
    <mi>n</mi>
    <annotation encoding="StarMath 5.0">n

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sub>
            <mi>v</mi>
            <mn>1</mn>
          </msub>
          <mi>,</mi>
          <msub>
            <mi>v</mi>
            <mn>2</mn>
          </msub>
          <mi>,</mi>
          <mn>...</mn>
          <mi>,</mi>
          <msub>
            <mi>v</mi>
            <mi>n</mi>
          </msub>
        </mrow>
      </mrow>
      <mo fence="true" stretchy="false">]</mo>
    </mrow>
    <annotation encoding="StarMath 5.0">[v_1,v_2, ..., v_n]

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i>m</mi>
          <mi>,</mi>
          <mi>n</mi>
          <mi>,</mi>
          <mi>A</mi>
        </mrow>
      </mrow>
      <mo fence="true" stretchy="false">)</mo>
    </mrow>
    <annotation encoding="StarMath 5.0">(m, n, A)

</annotation>
  </semantics>
</math>
</file>

<file path=Object 13/content.xml><?xml version="1.0" encoding="utf-8"?>
<math xmlns="http://www.w3.org/1998/Math/MathML" display="block">
  <semantics>
    <mrow>
      <mi>m</mi>
      <mo stretchy="false">×</mo>
      <mi>n</mi>
    </mrow>
    <annotation encoding="StarMath 5.0">m times n

</annotation>
  </semantics>
</math>
</file>

<file path=Object 14/content.xml><?xml version="1.0" encoding="utf-8"?>
<math xmlns="http://www.w3.org/1998/Math/MathML" display="block">
  <semantics>
    <mrow>
      <mo fence="true" stretchy="true">[</mo>
      <mrow>
        <mrow>
          <mtable>
            <mtr>
              <mtd>
                <msub>
                  <mi>a</mi>
                  <mn>1,1</mn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m</mi>
                    <mi>,</mi>
                    <mn>1</mn>
                  </mrow>
                </msub>
              </mtd>
            </mtr>
          </mtable>
          <mtable>
            <mtr>
              <mtd>
                <mo stretchy="false">⋯</mo>
              </mtd>
            </mtr>
            <mtr>
              <mtd>
                <mo stretchy="false">⋱</mo>
              </mtd>
            </mtr>
            <mtr>
              <mtd>
                <mspace width="2em"/>
              </mtd>
            </mtr>
          </mtable>
          <mtable>
            <mtr>
              <mtd>
                <msub>
                  <mi>a</mi>
                  <mrow>
                    <mn>1</mn>
                    <mi>,</mi>
                    <mi>n</mi>
                  </mrow>
                </msub>
              </mtd>
            </mtr>
            <mtr>
              <mtd>
                <mspace width="2em"/>
              </mtd>
            </mtr>
            <mtr>
              <mtd>
                <msub>
                  <mi>a</mi>
                  <mrow>
                    <mi>m</mi>
                    <mi>,</mi>
                    <mi>n</mi>
                  </mrow>
                </msub>
              </mtd>
            </mtr>
          </mtable>
        </mrow>
      </mrow>
      <mo fence="true" stretchy="true">]</mo>
    </mrow>
    <annotation encoding="StarMath 5.0">left [  
stack{a_{1,1} # dotsvert  # a_{m,1}} 
stack{ dotsaxis  # dotsdown  # ~ } 
stack{a_{1,n} # nospace ~  # a_{m,n}}  right ] </annotation>
  </semantics>
</math>
</file>

<file path=Object 2/content.xml><?xml version="1.0" encoding="utf-8"?>
<math xmlns="http://www.w3.org/1998/Math/MathML" display="block">
  <semantics>
    <mfrac>
      <mrow/>
      <mrow>
        <mi>v</mi>
        <mrow>
          <mo fence="true" stretchy="false">(</mo>
          <mrow>
            <mi>c</mi>
          </mrow>
          <mo fence="true" stretchy="false">)</mo>
        </mrow>
        <mo stretchy="false">→</mo>
        <msub>
          <mi>v</mi>
          <mi>c</mi>
        </msub>
      </mrow>
    </mfrac>
    <annotation encoding="StarMath 5.0">{} over {v(c) -&gt; v_c} 

</annotation>
  </semantics>
</math>
</file>

<file path=Object 3/content.xml><?xml version="1.0" encoding="utf-8"?>
<math xmlns="http://www.w3.org/1998/Math/MathML" display="block">
  <semantics>
    <mfrac>
      <mrow>
        <mi>e</mi>
        <mo stretchy="false">→</mo>
        <mi>c</mi>
      </mrow>
      <mrow>
        <mi>V</mi>
        <mrow>
          <mo fence="true" stretchy="false">(</mo>
          <mrow>
            <mi>e</mi>
          </mrow>
          <mo fence="true" stretchy="false">)</mo>
        </mrow>
        <mo stretchy="false">→</mo>
        <msub>
          <mi>V</mi>
          <mi>c</mi>
        </msub>
      </mrow>
    </mfrac>
    <annotation encoding="StarMath 5.0">{e -&gt; c} over {V(e) -&gt; V_c} 

</annotation>
  </semantics>
</math>
</file>

<file path=Object 4/content.xml><?xml version="1.0" encoding="utf-8"?>
<math xmlns="http://www.w3.org/1998/Math/MathML" display="block">
  <semantics>
    <mfrac>
      <mrow>
        <mi>e</mi>
        <mo stretchy="false">→</mo>
        <mi>c</mi>
      </mrow>
      <mrow>
        <mrow>
          <mi>e</mi>
          <mo stretchy="false">∗</mo>
          <mi>v</mi>
        </mrow>
        <mo stretchy="false">→</mo>
        <mrow>
          <mo fence="true" stretchy="false">[</mo>
          <mrow>
            <mrow>
              <mrow>
                <mi>c</mi>
                <mo stretchy="false">∗</mo>
                <msub>
                  <mi>v</mi>
                  <mn>1</mn>
                </msub>
              </mrow>
              <mi>,</mi>
              <mrow>
                <mi>c</mi>
                <mo stretchy="false">∗</mo>
                <msub>
                  <mi>v</mi>
                  <mn>2</mn>
                </msub>
              </mrow>
              <mi>,</mi>
              <mn>...</mn>
              <mrow>
                <mi>c</mi>
                <mo stretchy="false">∗</mo>
                <msub>
                  <mi>v</mi>
                  <mi>n</mi>
                </msub>
              </mrow>
            </mrow>
          </mrow>
          <mo fence="true" stretchy="false">]</mo>
        </mrow>
      </mrow>
    </mfrac>
    <annotation encoding="StarMath 5.0">{e -&gt; c} over {e * v -&gt; [c*v_1, c*v_2, ... c*v_n] } 
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n</mi>
          <mi>,</mi>
          <msup>
            <mi>v</mi>
            <mi>e</mi>
          </msup>
        </mrow>
      </mrow>
      <mo fence="true" stretchy="false">)</mo>
    </mrow>
    <annotation encoding="StarMath 5.0">(n,v^e) 

</annotation>
  </semantics>
</math>
</file>

<file path=Object 6/content.xml><?xml version="1.0" encoding="utf-8"?>
<math xmlns="http://www.w3.org/1998/Math/MathML" display="block">
  <semantics>
    <mfrac>
      <mrow>
        <msup>
          <mi>v</mi>
          <mi>e</mi>
        </msup>
        <mo stretchy="false">→</mo>
        <msup>
          <mi>v</mi>
          <mi>c</mi>
        </msup>
        <mi>,</mi>
        <msup>
          <mi>w</mi>
          <mi>e</mi>
        </msup>
        <mo stretchy="false">→</mo>
        <msup>
          <mi>w</mi>
          <mi>c</mi>
        </msup>
      </mrow>
      <mrow>
        <mrow>
          <msup>
            <mi>v</mi>
            <mi>e</mi>
          </msup>
          <mo stretchy="false">+</mo>
          <msup>
            <mi>w</mi>
            <mi>e</mi>
          </msup>
        </mrow>
        <mo stretchy="false">→</mo>
        <mrow>
          <mo fence="true" stretchy="false">[</mo>
          <mrow>
            <mrow>
              <mrow>
                <msubsup>
                  <mi>v</mi>
                  <mn>1</mn>
                  <mi>c</mi>
                </msubsup>
                <mo stretchy="false">+</mo>
                <msubsup>
                  <mi>w</mi>
                  <mn>1</mn>
                  <mi>c</mi>
                </msubsup>
              </mrow>
              <mi>,</mi>
              <mrow>
                <msubsup>
                  <mi>v</mi>
                  <mn>2</mn>
                  <mi>c</mi>
                </msubsup>
                <mo stretchy="false">+</mo>
                <msubsup>
                  <mi>w</mi>
                  <mn>2</mn>
                  <mi>c</mi>
                </msubsup>
              </mrow>
              <mi>,</mi>
              <mn>...</mn>
              <mi>,</mi>
              <mrow>
                <msubsup>
                  <mi>v</mi>
                  <mi>n</mi>
                  <mi>c</mi>
                </msubsup>
                <mo stretchy="false">+</mo>
                <msubsup>
                  <mi>w</mi>
                  <mi>n</mi>
                  <mi>c</mi>
                </msubsup>
              </mrow>
            </mrow>
          </mrow>
          <mo fence="true" stretchy="false">]</mo>
        </mrow>
      </mrow>
    </mfrac>
    <annotation encoding="StarMath 5.0">{v^e -&gt; v^c ,w^e -&gt; w^c  } over {v^e + w^e -&gt; [v^c_1+w^c_1, v^c_2+w^c_2, ..., v^c_n+w^c_n]} 
</annotation>
  </semantics>
</math>
</file>

<file path=Object 7/content.xml><?xml version="1.0" encoding="utf-8"?>
<math xmlns="http://www.w3.org/1998/Math/MathML" display="block">
  <semantics>
    <mrow>
      <msup>
        <mi>v</mi>
        <mi>e</mi>
      </msup>
      <mi>,</mi>
      <msup>
        <mi>w</mi>
        <mi>e</mi>
      </msup>
      <mi>,</mi>
    </mrow>
    <annotation encoding="StarMath 5.0">v^e,  w^e,  

</annotation>
  </semantics>
</math>
</file>

<file path=Object 8/content.xml><?xml version="1.0" encoding="utf-8"?>
<math xmlns="http://www.w3.org/1998/Math/MathML" display="block">
  <semantics>
    <mrow>
      <msup>
        <mi>v</mi>
        <mi>c</mi>
      </msup>
      <mi>,</mi>
      <msup>
        <mi>w</mi>
        <mi>c</mi>
      </msup>
    </mrow>
    <annotation encoding="StarMath 5.0">v^c, w^c
 

</annotation>
  </semantics>
</math>
</file>

<file path=Object 9/content.xml><?xml version="1.0" encoding="utf-8"?>
<math xmlns="http://www.w3.org/1998/Math/MathML" display="block">
  <semantics>
    <mfrac>
      <mrow>
        <msup>
          <mi>v</mi>
          <mi>e</mi>
        </msup>
        <mo stretchy="false">=</mo>
        <mrow>
          <mo fence="true" stretchy="false">[</mo>
          <mrow>
            <mrow>
              <msub>
                <mi>e</mi>
                <mn>1</mn>
              </msub>
              <mi>,</mi>
              <msub>
                <mi>e</mi>
                <mn>2</mn>
              </msub>
              <mi>,</mi>
              <mn>...</mn>
              <msub>
                <mi>e</mi>
                <mi>n</mi>
              </msub>
            </mrow>
          </mrow>
          <mo fence="true" stretchy="false">]</mo>
        </mrow>
      </mrow>
      <mrow>
        <msup>
          <mi>v</mi>
          <mi>e</mi>
        </msup>
        <mo stretchy="false">→</mo>
        <mrow>
          <mo fence="true" stretchy="false">[</mo>
          <mrow>
            <mrow>
              <msubsup>
                <mi>v</mi>
                <mn>1</mn>
                <mi>c</mi>
              </msubsup>
              <mi>,</mi>
              <msubsup>
                <mi>v</mi>
                <mn>2</mn>
                <mi>c</mi>
              </msubsup>
              <mi>,</mi>
              <mn>...</mn>
              <mi>,</mi>
              <msubsup>
                <mi>v</mi>
                <mi>n</mi>
                <mi>c</mi>
              </msubsup>
            </mrow>
          </mrow>
          <mo fence="true" stretchy="false">]</mo>
        </mrow>
      </mrow>
    </mfrac>
    <annotation encoding="StarMath 5.0">{ v^e = [e_1, e_2, ... e_n] } over {v^e -&gt; [v^c_1, v^c_2, ..., v^c_n]} 
</annotation>
  </semantics>
</math>
</file>